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5-6)</text:p>
          </table:table-cell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Northern Colo. (6-6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37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.03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10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-.065</text:p>
          </table:table-cell>
        </table:table-row>
        <table:table-row>
          <table:table-cell office:value-type="string">
            <text:p>Northern Colo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29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38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44</text:p>
          </table:table-cell>
          <table:table-cell office:value-type="string">
            <text:p>-.13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15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28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3</text:p>
          </table:table-cell>
          <table:table-cell office:value-type="string">
            <text:p>-.1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zie Hesse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office:value-type="string">
            <text:p>42</text:p>
          </table:table-cell>
          <table:table-cell office:value-type="string">
            <text:p>.04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33</text:p>
          </table:table-cell>
          <table:table-cell office:value-type="string">
            <text:p>160</text:p>
          </table:table-cell>
          <table:table-cell office:value-type="string">
            <text:p>.031</text:p>
          </table:table-cell>
          <table:table-cell office:value-type="string">
            <text:p>3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4.0</text:p>
          </table:table-cell>
        </table:table-row>
      </table:table>
      <table:table table:name="Sheet 3">
        <table:table-row>
          <table:table-cell office:value-type="string">
            <text:p>Northern Colo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WEISSMANN, Kim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44</text:p>
          </table:table-cell>
          <table:table-cell office:value-type="string">
            <text:p>.1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UFF, Taylor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S, Taylo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CHULTZ, Dais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LOCKEY, Kortney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54</text:p>
          </table:table-cell>
          <table:table-cell office:value-type="string">
            <text:p>.14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UYEMURA, Kayla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HISHOLM, Alyss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HAYNES, Ryleigh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O'Neil, Emily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LOEHN, Alex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3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35</text:p>
          </table:table-cell>
          <table:table-cell office:value-type="string">
            <text:p>186</text:p>
          </table:table-cell>
          <table:table-cell office:value-type="string">
            <text:p>.124</text:p>
          </table:table-cell>
          <table:table-cell office:value-type="string">
            <text:p>53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66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7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